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0A608C62578BB4E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Ligera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SimpleDark-title">
      <style:graphic-properties draw:fill="none" draw:auto-grow-height="true" fo:min-height="4.953cm"/>
      <style:paragraph-properties style:writing-mode="lr-tb"/>
    </style:style>
    <style:style style:name="pr2" style:family="presentation" style:parent-style-name="SimpleDark-notes">
      <style:graphic-properties draw:fill-color="#ffffff" fo:min-height="12.572cm"/>
      <style:paragraph-properties style:writing-mode="lr-tb"/>
    </style:style>
    <style:style style:name="pr3" style:family="presentation" style:parent-style-name="SimpleDark1-title">
      <style:graphic-properties fo:min-height="4.945cm"/>
      <style:paragraph-properties style:writing-mode="lr-tb"/>
    </style:style>
    <style:style style:name="pr4" style:family="presentation" style:parent-style-name="SimpleDark1-outline1">
      <style:graphic-properties fo:min-height="6.399cm"/>
      <style:paragraph-properties style:writing-mode="lr-tb"/>
    </style:style>
    <style:style style:name="pr5" style:family="presentation" style:parent-style-name="SimpleDark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SimpleDark2-title">
      <style:graphic-properties draw:textarea-vertical-align="middle" draw:auto-grow-height="true" fo:min-height="7.062cm"/>
      <style:paragraph-properties style:writing-mode="lr-tb"/>
    </style:style>
    <style:style style:name="pr7" style:family="presentation" style:parent-style-name="SimpleDark2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size="172pt" fo:font-weight="bold"/>
    </style:style>
    <style:style style:name="T1" style:family="text">
      <style:text-properties fo:font-size="17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aul.filip@kit.edu</presentation:footer-decl>
      <presentation:date-time-decl presentation:name="dtd1" presentation:source="current-date" style:data-style-name="D4"/>
      <draw:page draw:name="page1" draw:style-name="dp1" draw:master-page-name="SimpleDark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7cm" svg:height="4.953cm" svg:x="1.397cm" svg:y="0.761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7.33cm" svg:height="1.166cm" svg:x="0.305cm" svg:y="0.777cm" presentation:class="title" presentation:placeholder="true">
          <draw:text-box/>
        </draw:frame>
        <draw:frame presentation:style-name="pr4" draw:text-style-name="P3" draw:layer="layout" svg:width="27.33cm" svg:height="11.151cm" svg:x="0.305cm" svg:y="2.667cm" presentation:class="outline" presentation:placeholder="true">
          <draw:text-box/>
        </draw:frame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SimpleDark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7.33cm" svg:height="8.264cm" svg:x="0.305cm" svg:y="3.743cm" presentation:class="title" presentation:user-transformed="true">
          <draw:text-box>
            <text:p><text:span text:style-name="T1">Backup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Ligera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00000002000A608C62578BB4E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false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loext:color-lum-mod="100%" loext:color-lum-off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54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false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06cm" fo:margin-bottom="0cm" fo:text-align="start"/>
      <style:text-properties fo:font-variant="normal" fo:text-transform="none" fo:color="#3879c2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27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false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loext:color-lum-mod="100%" loext:color-lum-off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loext:opacity="100%" loext:color-lum-mod="100%" loext:color-lum-off="0%" style:text-outline="false" style:text-line-through-style="none" style:text-line-through-type="none" style:font-name="Source Sans Pro Black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draw:fit-to-size="false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30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Mgr4" style:family="graphic" style:parent-style-name="standard" style:list-style-name="ML3">
      <style:graphic-properties draw:stroke="none" svg:stroke-color="#000000" draw:fill="none" draw:fill-color="#ffffff" draw:textarea-horizontal-align="left" draw:auto-grow-height="true" draw:auto-grow-width="false" fo:min-height="6.395cm" fo:min-width="0cm"/>
      <style:paragraph-properties style:writing-mode="lr-tb"/>
    </style:style>
    <style:style style:name="Mpr1" style:family="presentation" style:parent-style-name="SimpleDark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Dark1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Dark2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1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1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3.5pt"/>
    </style:style>
    <style:style style:name="MP8" style:family="paragraph">
      <style:paragraph-properties fo:line-height="150%"/>
      <style:text-properties fo:hyphenate="false" loext:hyphenation-no-caps="false"/>
    </style:style>
    <style:style style:name="MP9" style:family="paragraph">
      <style:paragraph-properties fo:line-height="115%"/>
      <style:text-properties fo:hyphenate="false" loext:hyphenation-no-caps="false"/>
    </style:style>
    <style:style style:name="MP10" style:family="paragraph">
      <loext:graphic-properties draw:fill="none" draw:fill-color="#ffffff"/>
      <style:paragraph-properties fo:line-height="150%" style:writing-mode="lr-tb"/>
      <style:text-properties fo:color="#999999" loext:opacity="100%" loext:color-lum-mod="100%" loext:color-lum-off="0%" fo:font-size="15pt" fo:font-weight="normal" style:font-weight-asian="bold" style:font-weight-complex="bold" fo:hyphenate="false" loext:hyphenation-no-caps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style:font-size-asian="14pt" style:font-size-complex="14pt"/>
    </style:style>
    <style:style style:name="MT3" style:family="text">
      <style:text-properties fo:color="#999999" loext:opacity="100%" fo:font-size="15pt" style:text-underline-style="solid" style:text-underline-width="auto" style:text-underline-color="font-color"/>
    </style:style>
    <style:style style:name="MT4" style:family="text">
      <style:text-properties fo:color="#999999" loext:opacity="100%" fo:font-size="20pt" fo:font-weight="bold" style:font-weight-asian="bold" style:font-weight-complex="bold"/>
    </style:style>
    <style:style style:name="MT5" style:family="text">
      <style:text-properties fo:color="#999999" loext:opacity="100%" fo:font-size="20pt" fo:font-weight="normal" style:font-weight-asian="bold" style:font-weight-complex="bold"/>
    </style:style>
    <style:style style:name="MT6" style:family="text">
      <style:text-properties fo:font-size="14pt" fo:language="ast" fo:country="ES" style:font-size-asian="14pt" style:language-asian="ast" style:country-asian="ES" style:font-size-complex="14pt" style:language-complex="ast" style:country-complex="E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9999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9999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9999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impleDark" style:page-layout-name="PM1" draw:style-name="Mdp1">
      <office:forms form:automatic-focus="false" form:apply-design-mode="false"/>
      <draw:frame presentation:style-name="SimpleDark-title" draw:layer="backgroundobjects" svg:width="25.199cm" svg:height="4.945cm" svg:x="1.4cm" svg:y="0.756cm" presentation:class="title" presentation:placeholder="true">
        <draw:text-box/>
      </draw:frame>
      <draw:frame presentation:style-name="SimpleDark-outline1" draw:layer="backgroundobjects" svg:width="11.321cm" svg:height="6.649cm" svg:x="15.278cm" svg:y="7.238cm" presentation:class="outline" presentation:placeholder="true">
        <draw:text-box/>
      </draw:frame>
      <draw:frame presentation:style-name="Mpr1" draw:text-style-name="MP6" draw:layer="backgroundobjects" svg:width="8.875cm" svg:height="1.086cm" svg:x="9.576cm" svg:y="14.42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25.248cm" svg:height="0.839cm" svg:x="1.397cm" svg:y="5.941cm">
        <draw:text-box>
          <text:p><text:span text:style-name="MT3">Paul Filip</text:span></text:p>
        </draw:text-box>
      </draw:frame>
      <draw:frame draw:style-name="Mgr4" draw:text-style-name="MP10" draw:layer="backgroundobjects" svg:width="13.492cm" svg:height="6.645cm" svg:x="1.397cm" svg:y="7.245cm">
        <draw:text-box>
          <text:p text:style-name="MP8"><text:span text:style-name="MT4">Outline</text:span></text:p>
          <text:list text:style-name="ML3">
            <text:list-item>
              <text:list>
                <text:list-item>
                  <text:p text:style-name="MP9"><text:span text:style-name="MT5">Introduction</text:span></text:p>
                </text:list-item>
                <text:list-item>
                  <text:p text:style-name="MP9"><text:span text:style-name="MT5">First point</text:span></text:p>
                  <text:list>
                    <text:list-item>
                      <text:p text:style-name="MP9"><text:span text:style-name="MT5">Discussion</text:span></text:p>
                    </text:list-item>
                  </text:list>
                </text:list-item>
                <text:list-item>
                  <text:p text:style-name="MP9"><text:span text:style-name="MT5">Second point</text:span></text:p>
                </text:list-item>
                <text:list-item>
                  <text:p text:style-name="MP9"><text:span text:style-name="MT5">Summary and outlook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office:forms form:automatic-focus="false" form:apply-design-mode="false"/>
      <draw:frame presentation:style-name="SimpleDark1-title" draw:layer="backgroundobjects" svg:width="27.33cm" svg:height="1.166cm" svg:x="0.305cm" svg:y="0.777cm" presentation:class="title" presentation:placeholder="true">
        <draw:text-box/>
      </draw:frame>
      <draw:frame presentation:style-name="SimpleDark1-outline1" draw:layer="backgroundobjects" svg:width="27.33cm" svg:height="11.151cm" svg:x="0.305cm" svg:y="2.667cm" presentation:class="outline" presentation:placeholder="true">
        <draw:text-box/>
      </draw:frame>
      <draw:frame presentation:style-name="Mpr4" draw:text-style-name="MP2" draw:layer="backgroundobjects" svg:width="6.523cm" svg:height="1.086cm" svg:x="0.305cm" svg:y="14.427cm" presentation:class="date-time">
        <draw:text-box>
          <text:p text:style-name="MP1"><text:span text:style-name="MT6"><presentation:date-time/></text:span></text:p>
        </draw:text-box>
      </draw:frame>
      <draw:frame presentation:style-name="Mpr4" draw:text-style-name="MP6" draw:layer="backgroundobjects" svg:width="8.875cm" svg:height="1.086cm" svg:x="9.576cm" svg:y="14.42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092cm" svg:x="21.184cm" svg:y="14.427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3</text:page-count></text:span></text:p>
        </draw:text-box>
      </draw:frame>
      <presentation:notes style:page-layout-name="PM0"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office:forms form:automatic-focus="false" form:apply-design-mode="false"/>
      <draw:frame presentation:style-name="SimpleDark2-title" draw:layer="backgroundobjects" svg:width="27.33cm" svg:height="1.295cm" svg:x="0.305cm" svg:y="0.856cm" presentation:class="title" presentation:placeholder="true">
        <draw:text-box/>
      </draw:frame>
      <draw:frame presentation:style-name="SimpleDark2-outline1" draw:layer="backgroundobjects" svg:width="27.33cm" svg:height="11.145cm" svg:x="0.305cm" svg:y="2.666cm" presentation:class="outline" presentation:placeholder="true">
        <draw:text-box/>
      </draw:frame>
      <draw:frame presentation:style-name="Mpr7" draw:text-style-name="MP2" draw:layer="backgroundobjects" svg:width="6.523cm" svg:height="1.086cm" svg:x="0.3cm" svg:y="14.422cm" presentation:class="date-time">
        <draw:text-box>
          <text:p text:style-name="MP1"><text:span text:style-name="MT6"><presentation:date-time/></text:span></text:p>
        </draw:text-box>
      </draw:frame>
      <draw:frame presentation:style-name="Mpr7" draw:text-style-name="MP6" draw:layer="backgroundobjects" svg:width="8.875cm" svg:height="1.086cm" svg:x="9.576cm" svg:y="14.422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086cm" svg:x="21.176cm" svg:y="14.422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3</text:page-count></text:span></text:p>
        </draw:text-box>
      </draw:frame>
      <presentation:notes style:page-layout-name="PM0"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20:07:53.443989924</meta:creation-date>
    <meta:editing-duration>PT33M14S</meta:editing-duration>
    <meta:editing-cycles>21</meta:editing-cycles>
    <meta:generator>LibreOffice/7.4.7.2$Linux_X86_64 LibreOffice_project/40$Build-2</meta:generator>
    <meta:initial-creator>Paul Filip</meta:initial-creator>
    <dc:date>2024-12-02T16:53:53.523975746</dc:date>
    <meta:document-statistic meta:object-count="53"/>
  </office:meta>
</office:document-meta>
</file>

<file path=Settings/ColorTable.xml><?xml version="1.0" encoding="utf-8"?>
<ooo:color-table xmlns:svg="http://www.w3.org/2000/svg" xmlns:draw="urn:oasis:names:tc:opendocument:xmlns:drawing:1.0" xmlns:office="urn:oasis:names:tc:opendocument:xmlns:office:1.0" xmlns:xlink="http://www.w3.org/1999/xlink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